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[:]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8" office:value-type="string">
            <text:p>2022-08-21_10-09-40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記録 / お酒：飲んだ量">
            <text:p>:m 記録 / お酒：飲んだ量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8" office:value-type="string">
            <text:p>2022-08-20_20-51-55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食べた物 ">
            <text:p>:m 食べた物 </text:p>
          </table:table-cell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8" office:value-type="string">
            <text:p>2022-08-21_21-14-49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8" office:value-type="string">
            <text:p>2022-08-21_07-50-52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08-20_23-37-17_000.jpg</text:p>
          </table:table-cell>
          <table:table-cell table:style-name="ce27" office:value-type="string">
            <text:p>:m :篠笛,shinobue #*# / session-memo:session-1 / p.1:genre=melody,file-piece-session=2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:篠笛,shinobue #*# / session-memo:session-1 / p.1:genre=melody,file-piece-session=2,other=~">
            <text:p>:m :篠笛,shinobue #*# / session-memo:session-1 / p.1:genre=melody,file-piece-session=2,other=~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8" office:value-type="string">
            <text:p>2022-08-21_01-46-00_000.jpg</text:p>
          </table:table-cell>
          <table:table-cell table:style-name="ce27" office:value-type="string">
            <text:p>:m :PHOTO 寝た時刻 / 2022</text:p>
          </table:table-cell>
          <table:table-cell table:style-name="ce27" office:value-type="string">
            <text:p>:m :PHOTO 寝た時刻 / 2022</text:p>
          </table:table-cell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:PHOTO 寝た時刻 / 2022">
            <text:p>:m :PHOTO 寝た時刻 / 2022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8" office:value-type="string">
            <text:p>2022-08-21_07-39-01_000.jpg</text:p>
          </table:table-cell>
          <table:table-cell table:style-name="ce27" office:value-type="string">
            <text:p>:m :PHOTO 起きた時刻 / 2022</text:p>
          </table:table-cell>
          <table:table-cell table:style-name="ce29" office:value-type="string">
            <text:p>:m :PHOTO 起きた時刻（夜中） / 2022</text:p>
          </table:table-cell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:PHOTO 起きた時刻 / 2022">
            <text:p>:m :PHOTO 起きた時刻 / 2022</text:p>
          </table:table-cell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2-08-21_13-21-14_000.jpg</text:p>
          </table:table-cell>
          <table:table-cell table:style-name="ce27" office:value-type="string">
            <text:p>:m 食べた物 </text:p>
          </table:table-cell>
          <table:table-cell table:style-name="ce27" office:value-type="string">
            <text:p>:m :PHOTO 起きた時刻 / 2022</text:p>
          </table:table-cell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8" office:value-type="string">
            <text:p>2022-08-21_17-30-23_000.jpg</text:p>
          </table:table-cell>
          <table:table-cell table:style-name="ce27" office:value-type="string">
            <text:p>:m RES 1*2 / free# JVEMV6 68#_341:1 / 68. theoretical-physics(tp) / topics=量子力学,w=,doc=r-7-A1~1.1.9#2.0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RES 1*2 / free# JVEMV6 68#_341:1 / 68. theoretical-physics(tp) / topics=量子力学,w=,doc=r-7-A1~1.1.9#2.0,s=~,i=~,other=calc+">
            <text:p>:m RES 1*2 / free# JVEMV6 68#_341:1 / 68. theoretical-physics(tp) / topics=量子力学,w=,doc=r-7-A1~1.1.9#2.0,s=~,i=~,other=calc+</text:p>
          </table:table-cell>
          <table:table-cell table:style-name="ce11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2-08-21_17-30-46_000.jpg</text:p>
          </table:table-cell>
          <table:table-cell table:style-name="ce27" office:value-type="string">
            <text:p>:m RES 2*2 / free# JVEMV6 68#_341:1 / 68. theoretical-physics(tp) / topics=量子力学,w=,doc=r-7-A1~1.1.9#2.0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RES 2*2 / free# JVEMV6 68#_341:1 / 68. theoretical-physics(tp) / topics=量子力学,w=,doc=r-7-A1~1.1.9#2.0,s=~,i=~,other=calc+">
            <text:p>:m RES 2*2 / free# JVEMV6 68#_341:1 / 68. theoretical-physics(tp) / topics=量子力学,w=,doc=r-7-A1~1.1.9#2.0,s=~,i=~,other=calc+</text:p>
          </table:table-cell>
          <table:table-cell table:style-name="ce11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8" office:value-type="string">
            <text:p>2022-08-21_19-02-41_000.jpg</text:p>
          </table:table-cell>
          <table:table-cell table:style-name="ce27" office:value-type="string">
            <text:p>:m :篠笛,shinobue #*# / session-memo:session-1 / p.1:genre=melody,file-piece-other=~ \\\ p.2:genre=melody,for=dodatek:2022-08-19_19-02-23,file-piece-other=~ \\\ p.3:genre=melody,file-piece-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:篠笛,shinobue #*# / session-memo:session-1 / p.1:genre=melody,file-piece-other=~ \\\ p.2:genre=melody,for=dodatek:2022-08-19_19-02-23,file-piece-other=~ \\\ p.3:genre=melody,file-piece-other=~">
            <text:p>:m :篠笛,shinobue #*# / session-memo:session-1 / p.1:genre=melody,file-piece-other=~ \\\ p.2:genre=melody,for=dodatek:2022-08-19_19-02-23,file-piece-other=~ \\\ p.3:genre=melody,file-piece-other=~</text:p>
          </table:table-cell>
          <table:table-cell table:style-name="ce11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1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1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1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1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9"/>
          <table:table-cell table:style-name="ce15"/>
          <table:table-cell table:style-name="ce11"/>
          <table:table-cell table:style-name="ce11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1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1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1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1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1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1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1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1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1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1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1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1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1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1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1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1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1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1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0"/>
          <table:table-cell table:style-name="ce28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1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0"/>
          <table:table-cell table:style-name="ce46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1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1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1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1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1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1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1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1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1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1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1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1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1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1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1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1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1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1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1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1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1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1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1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1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1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1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1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1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1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1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1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1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1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1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1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1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8"/>
          <table:table-cell table:style-name="ce27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1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1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1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1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1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1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8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1"/>
          <table:table-cell table:style-name="ce8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71">
            <text:p>71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2" table:contains-header="false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2">2022/08/22</text:date>, <text:time>11:00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8-22T11:00:10.39</dc:date>
    <dc:creator>iwabuchi ken</dc:creator>
    <meta:editing-duration>P48DT18H31M10S</meta:editing-duration>
    <meta:editing-cycles>15848</meta:editing-cycles>
    <meta:document-statistic meta:table-count="2" meta:cell-count="913" meta:object-count="0"/>
    <meta:user-defined meta:name="qrichtext">1</meta:user-defined>
  </office:meta>
</office:document-meta>
</file>